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2fb4aa" officeooo:paragraph-rsid="013323fe"/>
    </style:style>
    <style:style style:name="P3" style:family="paragraph" style:parent-style-name="Text_20_body">
      <style:paragraph-properties fo:text-align="justify" style:justify-single-word="false"/>
      <style:text-properties officeooo:rsid="01395cfa" officeooo:paragraph-rsid="015c4bfe"/>
    </style:style>
    <style:style style:name="P4" style:family="paragraph" style:parent-style-name="Text_20_body">
      <style:paragraph-properties fo:text-align="justify" style:justify-single-word="false"/>
      <style:text-properties officeooo:rsid="01395cfa" officeooo:paragraph-rsid="0174f51f"/>
    </style:style>
    <style:style style:name="P5" style:family="paragraph" style:parent-style-name="Text_20_body">
      <style:paragraph-properties fo:text-align="justify" style:justify-single-word="false"/>
      <style:text-properties officeooo:rsid="0138acdb" officeooo:paragraph-rsid="0141934c"/>
    </style:style>
    <style:style style:name="P6" style:family="paragraph" style:parent-style-name="Text_20_body">
      <style:text-properties officeooo:rsid="018e3c30" officeooo:paragraph-rsid="018e3c30"/>
    </style:style>
    <style:style style:name="P7" style:family="paragraph" style:parent-style-name="Text_20_body">
      <style:text-properties officeooo:rsid="0191b3e2" officeooo:paragraph-rsid="0191b3e2"/>
    </style:style>
    <style:style style:name="P8" style:family="paragraph" style:parent-style-name="Text_20_body">
      <style:paragraph-properties fo:text-align="justify" style:justify-single-word="false"/>
      <style:text-properties officeooo:rsid="017976d3" officeooo:paragraph-rsid="018408e4"/>
    </style:style>
    <style:style style:name="P9" style:family="paragraph" style:parent-style-name="Text_20_body">
      <style:paragraph-properties fo:text-align="justify" style:justify-single-word="false"/>
      <style:text-properties officeooo:rsid="0166707b" officeooo:paragraph-rsid="0166707b"/>
    </style:style>
    <style:style style:name="P10" style:family="paragraph" style:parent-style-name="Text_20_body">
      <style:text-properties officeooo:rsid="019a2ab5" officeooo:paragraph-rsid="019a2ab5"/>
    </style:style>
    <style:style style:name="P11" style:family="paragraph" style:parent-style-name="Text_20_body">
      <style:text-properties officeooo:paragraph-rsid="017976d3"/>
    </style:style>
    <style:style style:name="P12" style:family="paragraph" style:parent-style-name="Text_20_body">
      <style:text-properties officeooo:rsid="01b2a0ee" officeooo:paragraph-rsid="01b2a0ee"/>
    </style:style>
    <style:style style:name="P13" style:family="paragraph" style:parent-style-name="Text_20_body">
      <style:text-properties officeooo:rsid="01b2a0ee" officeooo:paragraph-rsid="01bfcbd8"/>
    </style:style>
    <style:style style:name="P14" style:family="paragraph" style:parent-style-name="Text_20_body">
      <style:text-properties officeooo:rsid="01bcaf31" officeooo:paragraph-rsid="01bcaf31"/>
    </style:style>
    <style:style style:name="P15" style:family="paragraph" style:parent-style-name="Text_20_body">
      <style:paragraph-properties fo:text-align="justify" style:justify-single-word="false"/>
      <style:text-properties officeooo:rsid="01c58310" officeooo:paragraph-rsid="01c58310"/>
    </style:style>
    <style:style style:name="P16" style:family="paragraph" style:parent-style-name="Text_20_body">
      <style:paragraph-properties fo:text-align="justify" style:justify-single-word="false"/>
      <style:text-properties officeooo:rsid="01cbbaff" officeooo:paragraph-rsid="01cbbaff"/>
    </style:style>
    <style:style style:name="P17" style:family="paragraph" style:parent-style-name="Text_20_body">
      <style:paragraph-properties fo:text-align="justify" style:justify-single-word="false"/>
      <style:text-properties officeooo:rsid="01d39c03" officeooo:paragraph-rsid="01d39c03"/>
    </style:style>
    <style:style style:name="P18" style:family="paragraph" style:parent-style-name="Text_20_body">
      <style:paragraph-properties fo:text-align="justify" style:justify-single-word="false"/>
      <style:text-properties officeooo:rsid="01d492d9" officeooo:paragraph-rsid="01d492d9"/>
    </style:style>
    <style:style style:name="P19" style:family="paragraph" style:parent-style-name="Author">
      <style:text-properties officeooo:rsid="00bb700a" officeooo:paragraph-rsid="00bb700a"/>
    </style:style>
    <style:style style:name="P20" style:family="paragraph" style:parent-style-name="Title">
      <style:text-properties fo:color="#0066cc" officeooo:paragraph-rsid="017409ff"/>
    </style:style>
    <style:style style:name="P21" style:family="paragraph" style:parent-style-name="Text_20_body" style:list-style-name="L1">
      <style:text-properties officeooo:rsid="019e3dd9" officeooo:paragraph-rsid="019e3dd9"/>
    </style:style>
    <style:style style:name="P22" style:family="paragraph" style:parent-style-name="Text_20_body" style:list-style-name="L1">
      <style:text-properties officeooo:rsid="01a02af4" officeooo:paragraph-rsid="01a02af4"/>
    </style:style>
    <style:style style:name="P23" style:family="paragraph" style:parent-style-name="Text_20_body" style:list-style-name="L1">
      <style:text-properties officeooo:rsid="01a02af4" officeooo:paragraph-rsid="01dff1ab"/>
    </style:style>
    <style:style style:name="P24" style:family="paragraph" style:parent-style-name="Text_20_body" style:list-style-name="L1">
      <style:text-properties officeooo:rsid="01a02af4" officeooo:paragraph-rsid="01bfcbd8"/>
    </style:style>
    <style:style style:name="P25" style:family="paragraph" style:parent-style-name="Text_20_body" style:list-style-name="L3">
      <style:paragraph-properties fo:text-align="justify" style:justify-single-word="false"/>
      <style:text-properties officeooo:rsid="01a02af4" officeooo:paragraph-rsid="01df5144"/>
    </style:style>
    <style:style style:name="P26" style:family="paragraph" style:parent-style-name="Text_20_body" style:list-style-name="L1">
      <style:text-properties officeooo:rsid="019ecc59" officeooo:paragraph-rsid="019ecc59"/>
    </style:style>
    <style:style style:name="P27" style:family="paragraph" style:parent-style-name="Text_20_body" style:list-style-name="L1">
      <style:paragraph-properties fo:text-align="justify" style:justify-single-word="false"/>
      <style:text-properties officeooo:rsid="01d8e60e" officeooo:paragraph-rsid="01dff1ab"/>
    </style:style>
    <style:style style:name="P28" style:family="paragraph" style:parent-style-name="Text_20_body" style:list-style-name="L3">
      <style:paragraph-properties fo:text-align="justify" style:justify-single-word="false"/>
      <style:text-properties officeooo:rsid="01d8e60e" officeooo:paragraph-rsid="01d8e60e"/>
    </style:style>
    <style:style style:name="P29" style:family="paragraph" style:parent-style-name="Text_20_body" style:list-style-name="L1">
      <style:text-properties officeooo:rsid="01a52629" officeooo:paragraph-rsid="01dbe09f"/>
    </style:style>
    <style:style style:name="P30" style:family="paragraph" style:parent-style-name="Text_20_body" style:list-style-name="L3">
      <style:paragraph-properties fo:text-align="justify" style:justify-single-word="false"/>
      <style:text-properties officeooo:rsid="01a52629" officeooo:paragraph-rsid="01dd5d6c"/>
    </style:style>
    <style:style style:name="P31" style:family="paragraph" style:parent-style-name="Text_20_body">
      <style:paragraph-properties fo:text-align="justify" style:justify-single-word="false"/>
      <style:text-properties officeooo:rsid="01a52629" officeooo:paragraph-rsid="01dd5d6c"/>
    </style:style>
    <style:style style:name="P32" style:family="paragraph" style:parent-style-name="Text_20_body" style:list-style-name="L1">
      <style:text-properties officeooo:rsid="01b71dc7" officeooo:paragraph-rsid="01b71dc7"/>
    </style:style>
    <style:style style:name="P33" style:family="paragraph" style:parent-style-name="Text_20_body" style:list-style-name="L1">
      <style:text-properties officeooo:rsid="01b71dc7" officeooo:paragraph-rsid="01c363d0"/>
    </style:style>
    <style:style style:name="P34" style:family="paragraph" style:parent-style-name="Text_20_body" style:list-style-name="L3">
      <style:paragraph-properties fo:text-align="justify" style:justify-single-word="false"/>
      <style:text-properties officeooo:rsid="01b71dc7" officeooo:paragraph-rsid="01da5e2e"/>
    </style:style>
    <style:style style:name="P35" style:family="paragraph" style:parent-style-name="Text_20_body" style:list-style-name="L1">
      <style:text-properties officeooo:rsid="01a8b6c6" officeooo:paragraph-rsid="01a8b6c6"/>
    </style:style>
    <style:style style:name="P36" style:family="paragraph" style:parent-style-name="Text_20_body" style:list-style-name="L1">
      <style:text-properties officeooo:rsid="01b12096" officeooo:paragraph-rsid="01b12096"/>
    </style:style>
    <style:style style:name="P37" style:family="paragraph" style:parent-style-name="Text_20_body" style:list-style-name="L1">
      <style:text-properties officeooo:rsid="01b2a0ee" officeooo:paragraph-rsid="01b2a0ee"/>
    </style:style>
    <style:style style:name="P38" style:family="paragraph" style:parent-style-name="Text_20_body" style:list-style-name="L2"/>
    <style:style style:name="P39" style:family="paragraph" style:parent-style-name="Heading_20_1">
      <style:text-properties officeooo:rsid="01994648" officeooo:paragraph-rsid="01994648"/>
    </style:style>
    <style:style style:name="P40" style:family="paragraph" style:parent-style-name="Heading_20_1">
      <style:text-properties officeooo:rsid="01ca9b5e" officeooo:paragraph-rsid="01ca9b5e"/>
    </style:style>
    <style:style style:name="P41" style:family="paragraph" style:parent-style-name="Heading_20_1">
      <style:paragraph-properties fo:break-before="page"/>
      <style:text-properties officeooo:rsid="0176343b" officeooo:paragraph-rsid="0176343b"/>
    </style:style>
    <style:style style:name="P42" style:family="paragraph" style:parent-style-name="Heading_20_1">
      <style:paragraph-properties fo:break-before="page"/>
      <style:text-properties officeooo:rsid="01b84328" officeooo:paragraph-rsid="01b84328"/>
    </style:style>
    <style:style style:name="P43" style:family="paragraph" style:parent-style-name="Heading_20_1">
      <style:paragraph-properties fo:break-before="page"/>
      <style:text-properties officeooo:rsid="01e1430e" officeooo:paragraph-rsid="01e1430e"/>
    </style:style>
    <style:style style:name="T1" style:family="text">
      <style:text-properties officeooo:rsid="008df78f"/>
    </style:style>
    <style:style style:name="T2" style:family="text">
      <style:text-properties officeooo:rsid="014af002"/>
    </style:style>
    <style:style style:name="T3" style:family="text">
      <style:text-properties officeooo:rsid="014e8285"/>
    </style:style>
    <style:style style:name="T4" style:family="text">
      <style:text-properties officeooo:rsid="0150535b"/>
    </style:style>
    <style:style style:name="T5" style:family="text">
      <style:text-properties officeooo:rsid="01549334"/>
    </style:style>
    <style:style style:name="T6" style:family="text">
      <style:text-properties officeooo:rsid="015aab92"/>
    </style:style>
    <style:style style:name="T7" style:family="text">
      <style:text-properties officeooo:rsid="0167ef81"/>
    </style:style>
    <style:style style:name="T8" style:family="text">
      <style:text-properties officeooo:rsid="01705c7d"/>
    </style:style>
    <style:style style:name="T9" style:family="text">
      <style:text-properties fo:font-size="18pt" officeooo:rsid="01431407" style:font-size-asian="18pt" style:font-size-complex="18pt"/>
    </style:style>
    <style:style style:name="T10" style:family="text">
      <style:text-properties fo:font-size="14pt" officeooo:rsid="01747f73" style:font-size-asian="12.25pt" style:font-size-complex="14pt"/>
    </style:style>
    <style:style style:name="T11" style:family="text">
      <style:text-properties fo:font-size="14pt" officeooo:rsid="017409ff" style:font-size-asian="12.25pt" style:font-size-complex="14pt"/>
    </style:style>
    <style:style style:name="T12" style:family="text">
      <style:text-properties fo:font-size="14pt" officeooo:rsid="0175fd45" style:font-size-asian="12.25pt" style:font-size-complex="14pt"/>
    </style:style>
    <style:style style:name="T13" style:family="text">
      <style:text-properties officeooo:rsid="0175fd45"/>
    </style:style>
    <style:style style:name="T14" style:family="text">
      <style:text-properties officeooo:rsid="018ee32c"/>
    </style:style>
    <style:style style:name="T15" style:family="text">
      <style:text-properties officeooo:rsid="0191b3e2"/>
    </style:style>
    <style:style style:name="T16" style:family="text">
      <style:text-properties officeooo:rsid="0192c118"/>
    </style:style>
    <style:style style:name="T17" style:family="text">
      <style:text-properties fo:color="#009900" fo:font-size="18pt" officeooo:rsid="01331a12" style:font-size-asian="18pt" style:font-size-complex="18pt"/>
    </style:style>
    <style:style style:name="T18" style:family="text">
      <style:text-properties officeooo:rsid="019ad22a"/>
    </style:style>
    <style:style style:name="T19" style:family="text">
      <style:text-properties officeooo:rsid="019c5696"/>
    </style:style>
    <style:style style:name="T20" style:family="text">
      <style:text-properties officeooo:rsid="019f7e9d"/>
    </style:style>
    <style:style style:name="T21" style:family="text">
      <style:text-properties officeooo:rsid="01a43a21"/>
    </style:style>
    <style:style style:name="T22" style:family="text">
      <style:text-properties officeooo:rsid="01a9fa3e"/>
    </style:style>
    <style:style style:name="T23" style:family="text">
      <style:text-properties officeooo:rsid="01b52cd5"/>
    </style:style>
    <style:style style:name="T24" style:family="text">
      <style:text-properties officeooo:rsid="01be76bb"/>
    </style:style>
    <style:style style:name="T25" style:family="text">
      <style:text-properties officeooo:rsid="01a5fe82"/>
    </style:style>
    <style:style style:name="T26" style:family="text">
      <style:text-properties officeooo:rsid="01c05254"/>
    </style:style>
    <style:style style:name="T27" style:family="text">
      <style:text-properties officeooo:rsid="01c363d0"/>
    </style:style>
    <style:style style:name="T28" style:family="text">
      <style:text-properties officeooo:rsid="01c5dddd"/>
    </style:style>
    <style:style style:name="T29" style:family="text">
      <style:text-properties officeooo:rsid="01c7a144"/>
    </style:style>
    <style:style style:name="T30" style:family="text">
      <style:text-properties officeooo:rsid="01cea7a8"/>
    </style:style>
    <style:style style:name="T31" style:family="text">
      <style:text-properties officeooo:rsid="01d78671"/>
    </style:style>
    <style:style style:name="T32" style:family="text">
      <style:text-properties officeooo:rsid="01df5144"/>
    </style:style>
    <style:style style:name="T33" style:family="text">
      <style:text-properties officeooo:rsid="01dff1a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Obraz4" text:anchor-type="paragraph" svg:x="14.94cm" svg:y="-0.289cm" svg:width="2cm" svg:height="1.55cm" draw:z-index="0"><draw:image xlink:href="../../logotypes/chameleon1a.svg" xlink:type="simple" xlink:show="embed" xlink:actuate="onLoad"/></draw:frame><text:span text:style-name="T17">Cameleonica: </text:span><text:span text:style-name="T9">Conceptual Design<text:line-break/></text:span><text:span text:style-name="T10">Functional and quality requirements </text:span><text:span text:style-name="T11">for </text:span><text:span text:style-name="T12">acceptable</text:span><text:span text:style-name="T11"> usability</text:span></text:p>
      <text:p text:style-name="P19">Arkadiusz Bulski</text:p>
      <text:h text:style-name="Heading_20_1" text:outline-level="1">Abstract</text:h>
      <text:p text:style-name="P2">This paper describes a conceptual design of the project, that is the functionality, the semantics, the characteristics, and the <text:span text:style-name="T2">quality </text:span>that will be offered to end users. Rationale for some fundamental decisions is explained. Operational scenarios are presented, followed with acceptance tests to establish <text:span text:style-name="T13">an acceptable level </text:span>of usability. </text:p>
      <text:p text:style-name="Text_20_body"/>
      <text:h text:style-name="Heading_20_1" text:outline-level="1">Introduction</text:h>
      <text:p text:style-name="P5">Cameleonica project is an innovative filesystem design. <text:span text:style-name="T3">Both new commands and well established commands with new semantics are given into hands of end users. Both are highly specialized and broad in application. Consider following operations. </text:span></text:p>
      <text:p text:style-name="P4">Commiting and reverting history of changes is <text:span text:style-name="T4">typical of </text:span>version control <text:span text:style-name="T4">systems, with Git for example. </text:span>Encrypting entire disks is quite common, <text:span text:style-name="T6">with TrueCrypt</text:span>. Hiding files and even entire systems on disk is <text:span text:style-name="T6">possible, again with TrueCrypt</text:span>. <text:span text:style-name="T5">Compressing and hashing files is a standard operation, with built-in utilities. They are all available separately, and furthermore, they are all implemented outside of any filesystem. This approach is good for simplicity, as underlying filesystems need to implement only very basic operations. However, an opportunity is missed this way. Filesystem is put into a position where it can provide guarantees that are not achievable to unprivileged programs having no access to underlying storage device, or precompute/cache data for more than one application in a trusted manner. This project aims to offer exactly that. </text:span></text:p>
      <text:p text:style-name="P3"/>
      <text:p text:style-name="P9">Whole project can be defined <text:span text:style-name="T8">in</text:span> few (somehow separate) parts: <text:span text:style-name="T7">backend system calls and language bindings through which user processes can access content, semantics and features, frontend command-line and graphical tools with which users can manage entire filesystem, on-disk format to which other implementations can refer to, standards compliance, etc. </text:span></text:p>
      <text:p text:style-name="P9"/>
      <text:h text:style-name="P41" text:outline-level="1">System call interface</text:h>
      <text:p text:style-name="P8">Processes gain access to files through a long existed mechanism called syscalls. For any filesystem to be accessible, certain syscalls need to be implemented. POSIX and <text:span text:style-name="T14">Linux</text:span> standards specify the details. We shall skip the specifics of what exactly needs to be implemented and how, and generally say that following syscalls will need to be provided: </text:p>
      <text:p text:style-name="P11"/>
      <text:p text:style-name="Quotations">open, creat, read, write, pread, pwrite, readv, writev, lseek, dup, close, chown, chmod, fallocate, ftruncate, utime, link, symlink, unlink, mkdir, rmdir, rename, fsync, fdatasync, fsyncdir, sync, access, stat, statfs, fcntl, ioctl, flock, getdents, listxattr, getxattr, setxattr, removexattr, quotactl, getrlimit, setrlimit</text:p>
      <text:p text:style-name="P6"><text:span text:style-name="T15">List above </text:span>may not be accurate. Some syscalls may be removed or added later on. <text:span text:style-name="T14">The list only provides a basis for further, more elaborate evaluation of what needs to be provided to meet expectations of super users. Other, modern, popular filesystems may be used to define how these syscalls should work, in addition to on-paper specifications. </text:span></text:p>
      <text:p text:style-name="P6"/>
      <text:p text:style-name="P7">Above that, syscalls may be subject to semantics related to specialized features that are Cameleonica-specific and have no counterpart in other filesystems. <text:span text:style-name="T16">How operations are affected by these semantics will be defined in further sections, with regard to filesystem as a whole rather than single operations. </text:span></text:p>
      <text:p text:style-name="P7"/>
      <text:h text:style-name="P39" text:outline-level="1">Command-line interface</text:h>
      <text:p text:style-name="P10">Syscalls can be used to access files within a mounted filesystem but the filesystem must <text:span text:style-name="T19">first</text:span> be created <text:span text:style-name="T18">with command-line utilities. Further management of the filesystem would also be done using utilities. Following operations should be available: </text:span></text:p>
      <text:p text:style-name="P10"/>
      <text:list xml:id="list1530651927048006629" text:style-name="L1">
        <text:list-item>
          <text:p text:style-name="P21">initializing a filesystem within a container file (regular file or block device)</text:p>
        </text:list-item>
        <text:list-item>
          <text:p text:style-name="P22"><text:span text:style-name="T33">changing volume </text:span>settings<text:span text:style-name="T21"> offline (masterkeys)</text:span></text:p>
        </text:list-item>
        <text:list-item>
          <text:p text:style-name="P26">mounting <text:span text:style-name="T20">a possibly interrupted filesystem</text:span></text:p>
        </text:list-item>
        <text:list-item>
          <text:p text:style-name="P27">querying file details (fragment mappings)</text:p>
        </text:list-item>
        <text:list-item>
          <text:p text:style-name="P23"><text:span text:style-name="T32">changing file </text:span>settings <text:span text:style-name="T32">online</text:span> <text:span text:style-name="T21">(auto-compression)</text:span></text:p>
        </text:list-item>
        <text:list-item>
          <text:p text:style-name="P29">checking integrity, <text:span text:style-name="T25">defragmenting, compressing files</text:span></text:p>
        </text:list-item>
        <text:list-item>
          <text:p text:style-name="P32">management of snapshots <text:span text:style-name="T27">and revisions</text:span></text:p>
        </text:list-item>
        <text:list-item>
          <text:p text:style-name="P35">serialization <text:span text:style-name="T22">into a compact incremental backup</text:span></text:p>
        </text:list-item>
        <text:list-item>
          <text:p text:style-name="P36">resizing and moving underlying partition on-line</text:p>
        </text:list-item>
        <text:list-item>
          <text:p text:style-name="P37">emergency recovery of <text:span text:style-name="T23">a </text:span>broken filesystem</text:p>
        </text:list-item>
        <text:list-item>
          <text:p text:style-name="P37">destruction of a decommissioned filesystem</text:p>
        </text:list-item>
      </text:list>
      <text:p text:style-name="P12"/>
      <text:h text:style-name="P42" text:outline-level="1">Graphical user interface</text:h>
      <text:p text:style-name="P14">Most management operations are traditionally done with command-line tools. There are however few applications where <text:span text:style-name="T24">information may be presented more intuitively with graphics. Following operations could be also available through graphical tools: </text:span></text:p>
      <text:p text:style-name="P14"/>
      <text:list xml:id="list15021960855114" text:continue-numbering="true" text:style-name="L1">
        <text:list-item>
          <text:p text:style-name="P24">configuring <text:span text:style-name="T26">per-volume and per-file </text:span>settings</text:p>
        </text:list-item>
        <text:list-item>
          <text:p text:style-name="P29">checking integrity, <text:span text:style-name="T25">defragmenting, compressing files</text:span></text:p>
        </text:list-item>
        <text:list-item>
          <text:p text:style-name="P33">management of snapshots <text:span text:style-name="T27">and revisions</text:span></text:p>
        </text:list-item>
      </text:list>
      <text:p text:style-name="P13"/>
      <text:p text:style-name="P15">Specific details of what <text:span text:style-name="T28">information </text:span>should be presented to user <text:span text:style-name="T28">and what changes are allowed </text:span>will be defined in further sections, <text:span text:style-name="T29">when discussing specific features</text:span>. We shall <text:span text:style-name="T29">consider graphical tools as convenient extension of command-line tools. Operations must primarily be accessible through command-line. </text:span></text:p>
      <text:p text:style-name="P15"/>
      <text:h text:style-name="P40" text:outline-level="1">Programming language interface</text:h>
      <text:p text:style-name="P16">While management can be done with command-line tools, sometimes operations need to be performed in a more automatic way. <text:span text:style-name="T30">Program sources usually do not refer directly to syscalls or commands, but rather to language-specific modules that act as wrappers. Cameleonica-specific features should be accessible in at least following languages: </text:span></text:p>
      <text:p text:style-name="P16"/>
      <text:list xml:id="list5026056911678877835" text:style-name="L2">
        <text:list-item>
          <text:p text:style-name="P38">C, <text:span text:style-name="T31">C#, Java, </text:span>Python, Ruby</text:p>
        </text:list-item>
      </text:list>
      <text:p text:style-name="P17"/>
      <text:p text:style-name="P18">Operations that should be available via bindings should include at least the following: </text:p>
      <text:p text:style-name="P18"/>
      <text:list xml:id="list1874197211097407612" text:style-name="L3">
        <text:list-item>
          <text:p text:style-name="P28">querying file details (fragment mappings)</text:p>
        </text:list-item>
        <text:list-item>
          <text:p text:style-name="P25"><text:span text:style-name="T32">changing file </text:span>settings <text:span text:style-name="T32">online (safety semantics)</text:span></text:p>
        </text:list-item>
        <text:list-item>
          <text:p text:style-name="P30">checking integrity, <text:span text:style-name="T25">defragmenting, compressing files</text:span></text:p>
        </text:list-item>
        <text:list-item>
          <text:p text:style-name="P34">management of snapshots <text:span text:style-name="T27">and revisions</text:span></text:p>
        </text:list-item>
      </text:list>
      <text:p text:style-name="P31"/>
      <text:h text:style-name="P43" text:outline-level="1">???</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text:tab/><text:span text:style-name="MT1">Printed </text:span><text:span text:style-name="MT1"><text:date style:data-style-name="N84" text:date-value="2015-05-05T01:50:20.655235368">2015-05-05</text:date></text:span><text:span text:style-name="MT1"><text:tab/>Page </text:span><text:span text:style-name="MT1"><text:page-number text:select-page="current">2</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7:18:19.430837679</meta:creation-date>
    <meta:editing-duration>PT11H50M5S</meta:editing-duration>
    <meta:editing-cycles>178</meta:editing-cycles>
    <meta:generator>LibreOffice/4.2.8.2$Linux_X86_64 LibreOffice_project/420m0$Build-2</meta:generator>
    <dc:date>2015-05-05T01:50:20.534112246</dc:date>
    <meta:document-statistic meta:table-count="0" meta:image-count="1" meta:object-count="0" meta:page-count="4" meta:paragraph-count="42" meta:word-count="794" meta:character-count="5493" meta:non-whitespace-character-count="4747"/>
  </office:meta>
</office:document-meta>
</file>